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officeooo:rsid="001d25da" officeooo:paragraph-rsid="001d25da" style:font-style-asian="italic" style:font-weight-asian="bold" style:font-style-complex="italic" style:font-weight-complex="bold"/>
    </style:style>
    <style:style style:name="P2" style:family="paragraph" style:parent-style-name="Standard">
      <style:text-properties fo:font-style="italic" style:text-underline-style="none" fo:font-weight="normal" officeooo:rsid="001f513a" officeooo:paragraph-rsid="001f513a" style:font-style-asian="italic" style:font-weight-asian="normal" style:font-style-complex="italic" style:font-weight-complex="normal"/>
    </style:style>
    <style:style style:name="P3" style:family="paragraph" style:parent-style-name="Standard">
      <style:text-properties fo:font-style="normal" style:text-underline-style="none" fo:font-weight="normal" officeooo:rsid="001d25da" officeooo:paragraph-rsid="001d25da"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1e0e7e" officeooo:paragraph-rsid="001e0e7e"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1f513a" officeooo:paragraph-rsid="001f513a"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20c3ef" officeooo:paragraph-rsid="001d25da"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20c3ef" officeooo:paragraph-rsid="0020c3ef"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216fcc" officeooo:paragraph-rsid="00216fcc"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2dfed" officeooo:paragraph-rsid="0022dfed"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23b503" officeooo:paragraph-rsid="0022dfed"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3b503" officeooo:paragraph-rsid="0023b503"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24653f" officeooo:paragraph-rsid="0023b503"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24653f" officeooo:paragraph-rsid="0024653f"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26d2a9" officeooo:paragraph-rsid="0026d2a9"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8bb97" officeooo:paragraph-rsid="0026d2a9"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8c65c" officeooo:paragraph-rsid="0028c65c" style:font-style-asian="normal" style:font-weight-asian="normal" style:font-style-complex="normal" style:font-weight-complex="normal"/>
    </style:style>
    <style:style style:name="P17" style:family="paragraph" style:parent-style-name="Standard">
      <style:text-properties fo:font-size="10pt" fo:font-style="italic" style:text-underline-style="none" fo:font-weight="normal" officeooo:rsid="0028c65c" officeooo:paragraph-rsid="0028c65c" style:font-size-asian="10pt" style:font-style-asian="italic" style:font-weight-asian="normal" style:font-size-complex="10pt" style:font-style-complex="italic" style:font-weight-complex="normal"/>
    </style:style>
    <style:style style:name="P18" style:family="paragraph" style:parent-style-name="Standard">
      <style:text-properties style:font-name="Times New Roman" fo:font-size="12pt" fo:font-style="italic" style:text-underline-style="none" fo:font-weight="normal" officeooo:rsid="002aa968" officeooo:paragraph-rsid="002aa968" style:font-size-asian="10.5pt" style:font-style-asian="italic" style:font-weight-asian="normal" style:font-size-complex="12pt" style:font-style-complex="italic" style:font-weight-complex="normal"/>
    </style:style>
    <style:style style:name="P19" style:family="paragraph" style:parent-style-name="Standard">
      <style:text-properties style:font-name="Times New Roman" fo:font-size="12pt" fo:font-style="italic" style:text-underline-style="none" fo:font-weight="normal" officeooo:rsid="002b2c58" officeooo:paragraph-rsid="002b2c58" style:font-size-asian="10.5pt" style:font-style-asian="italic" style:font-weight-asian="normal" style:font-size-complex="12pt" style:font-style-complex="italic" style:font-weight-complex="normal"/>
    </style:style>
    <style:style style:name="P20" style:family="paragraph" style:parent-style-name="Standard">
      <style:text-properties style:font-name="Times New Roman" fo:font-size="12pt" fo:font-style="italic" style:text-underline-style="none" fo:font-weight="normal" officeooo:rsid="002cf768" officeooo:paragraph-rsid="002cf768" style:font-size-asian="10.5pt" style:font-style-asian="italic" style:font-weight-asian="normal" style:font-size-complex="12pt" style:font-style-complex="italic" style:font-weight-complex="normal"/>
    </style:style>
    <style:style style:name="P21" style:family="paragraph" style:parent-style-name="Standard">
      <style:text-properties style:font-name="Times New Roman" fo:font-size="12pt" fo:font-style="italic" style:text-underline-style="none" fo:font-weight="normal" officeooo:rsid="002e4ce4" officeooo:paragraph-rsid="002e4ce4" style:font-size-asian="10.5pt" style:font-style-asian="italic" style:font-weight-asian="normal" style:font-size-complex="12pt" style:font-style-complex="italic" style:font-weight-complex="normal"/>
    </style:style>
    <style:style style:name="P22" style:family="paragraph" style:parent-style-name="Standard">
      <style:text-properties style:font-name="Times New Roman" fo:font-size="12pt" fo:font-style="italic" style:text-underline-style="none" fo:font-weight="normal" officeooo:rsid="0030132b" officeooo:paragraph-rsid="0030132b" style:font-size-asian="10.5pt" style:font-style-asian="italic" style:font-weight-asian="normal" style:font-size-complex="12pt" style:font-style-complex="italic" style:font-weight-complex="normal"/>
    </style:style>
    <style:style style:name="P23" style:family="paragraph" style:parent-style-name="Standard">
      <style:text-properties style:font-name="Times New Roman" fo:font-size="12pt" fo:font-style="italic" style:text-underline-style="none" fo:font-weight="normal" officeooo:rsid="0033491c" officeooo:paragraph-rsid="0033491c" style:font-size-asian="10.5pt" style:font-style-asian="italic" style:font-weight-asian="normal" style:font-size-complex="12pt" style:font-style-complex="italic" style:font-weight-complex="normal"/>
    </style:style>
    <style:style style:name="P24" style:family="paragraph" style:parent-style-name="Standard">
      <style:text-properties style:font-name="Times New Roman" fo:font-size="12pt" fo:font-style="italic" style:text-underline-style="none" fo:font-weight="normal" officeooo:rsid="0034a631" officeooo:paragraph-rsid="0034a631" style:font-size-asian="10.5pt" style:font-style-asian="italic" style:font-weight-asian="normal" style:font-size-complex="12pt" style:font-style-complex="italic" style:font-weight-complex="normal"/>
    </style:style>
    <style:style style:name="P25" style:family="paragraph" style:parent-style-name="Standard">
      <style:text-properties style:font-name="Times New Roman" fo:font-size="12pt" fo:font-style="italic" style:text-underline-style="none" fo:font-weight="normal" officeooo:rsid="00369c39" officeooo:paragraph-rsid="00369c39" style:font-size-asian="10.5pt" style:font-style-asian="italic" style:font-weight-asian="normal" style:font-size-complex="12pt" style:font-style-complex="italic" style:font-weight-complex="normal"/>
    </style:style>
    <style:style style:name="P26" style:family="paragraph" style:parent-style-name="Standard">
      <style:text-properties style:font-name="Times New Roman" fo:font-size="12pt" fo:font-style="italic" style:text-underline-style="none" fo:font-weight="normal" officeooo:rsid="0036cc37" officeooo:paragraph-rsid="0036cc37" style:font-size-asian="10.5pt" style:font-style-asian="italic" style:font-weight-asian="normal" style:font-size-complex="12pt" style:font-style-complex="italic" style:font-weight-complex="normal"/>
    </style:style>
    <style:style style:name="P27" style:family="paragraph" style:parent-style-name="Standard">
      <style:text-properties style:font-name="Times New Roman" fo:font-size="12pt" fo:font-style="italic" style:text-underline-style="none" fo:font-weight="normal" officeooo:rsid="0038f841" officeooo:paragraph-rsid="0036cc37" style:font-size-asian="10.5pt" style:font-style-asian="italic" style:font-weight-asian="normal" style:font-size-complex="12pt" style:font-style-complex="italic" style:font-weight-complex="normal"/>
    </style:style>
    <style:style style:name="P28" style:family="paragraph" style:parent-style-name="Standard">
      <style:text-properties style:font-name="Times New Roman" fo:font-size="12pt" fo:font-style="italic" style:text-underline-style="none" fo:font-weight="normal" officeooo:rsid="0038f841" officeooo:paragraph-rsid="0038f841" style:font-size-asian="10.5pt" style:font-style-asian="italic" style:font-weight-asian="normal" style:font-size-complex="12pt" style:font-style-complex="italic" style:font-weight-complex="normal"/>
    </style:style>
    <style:style style:name="P29" style:family="paragraph" style:parent-style-name="Standard">
      <style:text-properties style:font-name="Times New Roman" fo:font-size="12pt" fo:font-style="italic" style:text-underline-style="none" fo:font-weight="normal" officeooo:rsid="0039f4bc" officeooo:paragraph-rsid="0039f4bc" style:font-size-asian="10.5pt" style:font-style-asian="italic" style:font-weight-asian="normal" style:font-size-complex="12pt" style:font-style-complex="italic" style:font-weight-complex="normal"/>
    </style:style>
    <style:style style:name="T1" style:family="text">
      <style:text-properties officeooo:rsid="001e0e7e"/>
    </style:style>
    <style:style style:name="T2" style:family="text">
      <style:text-properties fo:font-style="italic" style:font-style-asian="italic" style:font-style-complex="italic"/>
    </style:style>
    <style:style style:name="T3" style:family="text">
      <style:text-properties fo:font-style="italic" officeooo:rsid="00216fcc" style:font-style-asian="italic" style:font-style-complex="italic"/>
    </style:style>
    <style:style style:name="T4" style:family="text">
      <style:text-properties officeooo:rsid="00216fcc"/>
    </style:style>
    <style:style style:name="T5" style:family="text">
      <style:text-properties officeooo:rsid="00230e9c"/>
    </style:style>
    <style:style style:name="T6" style:family="text">
      <style:text-properties officeooo:rsid="0026d2a9"/>
    </style:style>
    <style:style style:name="T7" style:family="text">
      <style:text-properties officeooo:rsid="0028bb97"/>
    </style:style>
    <style:style style:name="T8" style:family="text">
      <style:text-properties fo:font-variant="normal" fo:text-transform="none" fo:color="#333333" style:font-name="Times New Roman1" fo:letter-spacing="normal" fo:font-style="normal"/>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style:style>
    <style:style style:name="T11" style:family="text">
      <style:text-properties fo:font-variant="normal" fo:text-transform="none" fo:color="#333333" fo:letter-spacing="normal" fo:font-style="normal" officeooo:rsid="002b2c58"/>
    </style:style>
    <style:style style:name="T12" style:family="text">
      <style:text-properties fo:font-variant="normal" fo:text-transform="none" fo:color="#333333" fo:letter-spacing="normal" fo:font-style="normal" officeooo:rsid="002cf768"/>
    </style:style>
    <style:style style:name="T13" style:family="text">
      <style:text-properties fo:font-variant="normal" fo:text-transform="none" fo:color="#333333" fo:letter-spacing="normal" fo:font-style="normal" officeooo:rsid="002e4ce4"/>
    </style:style>
    <style:style style:name="T14" style:family="text">
      <style:text-properties fo:font-variant="normal" fo:text-transform="none" fo:color="#333333" fo:letter-spacing="normal" fo:font-style="normal" style:font-style-asian="normal" style:font-style-complex="normal"/>
    </style:style>
    <style:style style:name="T15" style:family="text">
      <style:text-properties fo:font-variant="normal" fo:text-transform="none" fo:color="#333333" fo:letter-spacing="normal" fo:font-style="normal" officeooo:rsid="0034a631" style:font-style-asian="normal" style:font-style-complex="normal"/>
    </style:style>
    <style:style style:name="T16" style:family="text">
      <style:text-properties fo:font-variant="normal" fo:text-transform="none" fo:color="#333333" fo:letter-spacing="normal" fo:font-style="normal" officeooo:rsid="0036cc37" style:font-style-asian="normal" style:font-style-complex="normal"/>
    </style:style>
    <style:style style:name="T17" style:family="text">
      <style:text-properties fo:font-variant="normal" fo:text-transform="none" fo:color="#333333" fo:letter-spacing="normal" fo:font-style="normal" officeooo:rsid="0033491c"/>
    </style:style>
    <style:style style:name="T18" style:family="text">
      <style:text-properties fo:font-variant="normal" fo:text-transform="none" fo:color="#333333" fo:letter-spacing="normal" fo:font-style="normal" officeooo:rsid="0039f4bc"/>
    </style:style>
    <style:style style:name="T19" style:family="text">
      <style:text-properties fo:color="#333333" style:font-name="Times New Roman1" fo:letter-spacing="normal"/>
    </style:style>
    <style:style style:name="T20" style:family="text">
      <style:text-properties officeooo:rsid="002e4c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nt-Driven Systems Automation</text:p>
      <text:p text:style-name="P1"/>
      <text:p text:style-name="P3">Good morning. My name is Michael Place. There’s no need to bore you (or me!) with a complete bio but at present, I’m on the core engineering team at SaltStack. We build a systems automation toolkit that’s written in Python that I like to think works pretty well. ;]</text:p>
      <text:p text:style-name="P3"/>
      <text:p text:style-name="P3">As I’ve helped to build Salt, I’ve had the chance to talk to a number of organizations ranging from the fairly small – running anywhere from dozens to hundreds of machines to the very large – companies running at least a hundred-thousand machines or more.</text:p>
      <text:p text:style-name="P3"/>
      <text:p text:style-name="P3">The first thing to say about this is that it’s a fairly common belief that complexity increases at least in a linear sense with the size of the installation, if not in a logarathmic sense and in some cases, that’s absolutely true.</text:p>
      <text:p text:style-name="P3"/>
      <text:p text:style-name="P3">However, in an increasing number of cases, this is either becoming <text:span text:style-name="T1">less true or something very odd is happening. As the sheer size of the installation increases, the complexity either doesn’t rise at all our it seems, in some sense, to actually decrease.</text:span></text:p>
      <text:p text:style-name="P3"/>
      <text:p text:style-name="P4">What’s going on here?</text:p>
      <text:p text:style-name="P4"/>
      <text:p text:style-name="P5">I’m not going to attempt to answer every piece of this question, though I think it would be a pretty enjoyable debate to have over a beer this evening if anybody is up for it, but I raise this point because I want to present the first of several premises for consideration:</text:p>
      <text:p text:style-name="P5"/>
      <text:p text:style-name="P2">As scale increases the tendency to adpot lessons from distributed computing increases.</text:p>
      <text:p text:style-name="P3"/>
      <text:p text:style-name="P5">What do I mean by this?</text:p>
      <text:p text:style-name="P5"/>
      <text:p text:style-name="P5">Let’s take a step back, first and discuss what I mean when I say <text:span text:style-name="T2">distributed computing</text:span> because this is a term that can certainly mean a lot of different things to a lot of different people. </text:p>
      <text:p text:style-name="P6"/>
      <text:p text:style-name="P7">When I talk about distributed computing, I’m not referring to a hardware architecture in which memory is shared across some <text:span text:style-name="T2">n-</text:span> number of processors. That’s what’s more typically known as <text:span text:style-name="T2">paralell computing</text:span> and while it’s very cool, it’s not what I want to talk about today.</text:p>
      <text:p text:style-name="P7"/>
      <text:p text:style-name="P7">Most often, in DevOps circles these days, when we hear the term <text:span text:style-name="T2">distributed</text:span> we think about elements of a <text:span text:style-name="T3">distributed operating system. </text:span><text:span text:style-name="T4">While it’s quite common these days to think about distributed OS’s as being a relatively new invention, we should remember that this is an idea with a long history going back almost fifty years. Even Minix was an excellent example of the foundational elements of what we consider to be the elements of distributed operating systems.</text:span></text:p>
      <text:p text:style-name="P7"/>
      <text:p text:style-name="P8">What are those elements? I’m glad you asked!</text:p>
      <text:p text:style-name="P8"/>
      <text:p text:style-name="P9">A distributed operating system has (at least) the following properties:</text:p>
      <text:p text:style-name="P9"/>
      <text:p text:style-name="P9">1) The ability for the operating system to be aware of the capability of its member nodes.</text:p>
      <text:p text:style-name="P9"><text:tab/>- These days, we call this `service discovery`. </text:p>
      <text:p text:style-name="P9"/>
      <text:p text:style-name="P9">2) The ability to co-ordinate tasks between member nodes.</text:p>
      <text:p text:style-name="P9"><text:soft-page-break/>- These days, we call this piece a ‘scheduler’.</text:p>
      <text:p text:style-name="P9"/>
      <text:p text:style-name="P9">3) <text:span text:style-name="T5">Inter-process communication that can span machines.</text:span></text:p>
      <text:p text:style-name="P9"/>
      <text:p text:style-name="P9">- <text:span text:style-name="T5">We call these “message buses” and they’re what we’re going to spend the right of this talk discussing.</text:span></text:p>
      <text:p text:style-name="P10"/>
      <text:p text:style-name="P11">Let’s pause for a moment now and ask ourselves what we mean by “process” in this case.</text:p>
      <text:p text:style-name="P10"/>
      <text:p text:style-name="P11">One the largest differences that we have in modern infrastructures that we did not have even a few years ago is a redefinition of the term “process”. It should go without saying that everybody in this room understands the definition of a traditional POSIX process. However, with the advent of containerization and the excellent work that’s been done there by so many people, I think we can begin to benefit from abstraction by taking a step back. </text:p>
      <text:p text:style-name="P11"/>
      <text:p text:style-name="P11">One of the biggest light bulb moments for me when thinking about the role of the container in modern infrastructures was to simple replace the word “container” with the word “process”. (Or process group or cgroup if you’re feeling especially pedantic!)</text:p>
      <text:p text:style-name="P12"/>
      <text:p text:style-name="P13">What’s interesting to me about all of this is the way in which we’re starting to see all of these elements come together both as an integrated operating system as in the case of CoreOS, <text:span text:style-name="T20">Mesosphere,</text:span> Kubernetes or even OpenStack but also as ad-hoc componenets. It’s as if we have a new kind of stack – we might even call this a <text:span text:style-name="T2">distributed stack.</text:span> I’d be remiss if I didn’t give a nod to HashiCorp here for really advancing this sort of ad-hoc model by offering a scheduler in Nomad and service discovery in Counsel, for example. The exciting thing about all of this is that there are a number of different vendors and products that we can combine to build distributed systems tailored to the unique needs of our applications and businesses.</text:p>
      <text:p text:style-name="P13"/>
      <text:p text:style-name="P13">For the remainder of this talk, however, I want to focus purely on the third element <text:span text:style-name="T6">the</text:span> distributed system <text:span text:style-name="T6">stack that I’ve been discussing and that’s the message bus.</text:span></text:p>
      <text:p text:style-name="P13"/>
      <text:p text:style-name="P14">Though I imagine that most people in this room know what I mean when I talk about a message bus, <text:span text:style-name="T7">let’s talk about some elements of what makes up a message bus so that we can have a common understanding.</text:span></text:p>
      <text:p text:style-name="P15"/>
      <text:p text:style-name="P16">Instead of writing my own definition, I got a little lazy and asked Google to do it for me. Here’s what it said:</text:p>
      <text:p text:style-name="P16"/>
      <text:p text:style-name="P17"><text:span text:style-name="T8">A </text:span><text:span text:style-name="T19">Message Bus</text:span><text:span text:style-name="T9"> </text:span><text:span text:style-name="T8">is a combination of a common data model, a common command set, and a messaging infrastructure to allow different systems to communicate through a shared set of interfaces. This is analogous to a communications bus in a computer system, which serves as the focal point for communication between the CPU, main memory, and peripherals. Just as in the hardware analogy, there are a number of pieces that come together to form the message bus:</text:span></text:p>
      <text:p text:style-name="P17"><text:span text:style-name="T8"/></text:p>
      <text:p text:style-name="P17"><text:span text:style-name="T8"/></text:p>
      <text:p text:style-name="P18"><text:span text:style-name="T10">No surprise there. As long as we’ve had software, we’ve had mesasges flying around between interfaces. However, of course it’s worth noting that now that we have microservices becoming extremely prevelent, we’ve had what might be described as a resurgence </text:span><text:span text:style-name="T11">in this idea.</text:span></text:p>
      <text:p text:style-name="P18"><text:span text:style-name="T11"/></text:p>
      <text:p text:style-name="P19"><text:span text:style-name="T10">We have containers, acting sort of like processes, running in a distributed operating system, with well-defined interfaces (aka microservices), passing messages around. That’s the standard model. I want to present a couple of other questions now, however, for us to consider.</text:span></text:p>
      <text:p text:style-name="P19"><text:soft-page-break/><text:span text:style-name="T10">First question: What other areas of a modern infrastructure </text:span><text:span text:style-name="T12">have</text:span><text:span text:style-name="T10"> message bus</text:span><text:span text:style-name="T12">es</text:span><text:span text:style-name="T10"> </text:span><text:span text:style-name="T12">outside of the application that’s being run?</text:span></text:p>
      <text:p text:style-name="P19"><text:span text:style-name="T12"/></text:p>
      <text:p text:style-name="P20"><text:span text:style-name="T10">I’d submit that there are a few obvious answer to this question. For example, a monitoring system is a type of message bus, </text:span><text:span text:style-name="T13">routing events about the status of monitored systems along to various interfaces such as web displays, pagers or email notifications.</text:span></text:p>
      <text:p text:style-name="P20"><text:span text:style-name="T13"/></text:p>
      <text:p text:style-name="P22"><text:span text:style-name="T13">I </text:span><text:span text:style-name="T10">think that a person could argue that configuration management operates on this principle as well as do most off-the-shelf automation systems.</text:span></text:p>
      <text:p text:style-name="P20"><text:span text:style-name="T13"/></text:p>
      <text:p text:style-name="P21"><text:span text:style-name="T10">The truth is, anytime we have an API endpoint that’s of any use, we have a message bus connecting them.</text:span><text:span text:style-name="T18"> One way to think about a message bus is simply as a streaming API.</text:span></text:p>
      <text:p text:style-name="P21"><text:span text:style-name="T10"/></text:p>
      <text:p text:style-name="P21"><text:span text:style-name="T10">As one might expect, just as there are genericized components for service discovery and for schedulers, there are also off-the-shelf componenets for message buses.</text:span></text:p>
      <text:p text:style-name="P21"><text:span text:style-name="T10"/></text:p>
      <text:p text:style-name="P22"><text:span text:style-name="T10">[TODO list]</text:span></text:p>
      <text:p text:style-name="P21"><text:span text:style-name="T10"/></text:p>
      <text:p text:style-name="P22"><text:span text:style-name="T10">So, we know that message buses are used to connect application componenents together and we know that they’re also used for various operational tasks like monitoring and configuration management.</text:span></text:p>
      <text:p text:style-name="P22"><text:span text:style-name="T10"/></text:p>
      <text:p text:style-name="P22"><text:span text:style-name="T10">Now, we’re at a DevOps conference and it’s been hammered into our brains that DevOps is a cultural movement and not necessarily a technical one and I think that’s true but what I’d like to do is to consider these various message buses that we have flying around our infrastructure in the context of DevOps. </text:span></text:p>
      <text:p text:style-name="P22"><text:span text:style-name="T10"/></text:p>
      <text:p text:style-name="P22"><text:span text:style-name="T10">This brings me to my second question: </text:span><text:span text:style-name="T17">If we begin to view these various buses in aggregate, what designs become possible</text:span><text:span text:style-name="T14">?</text:span></text:p>
      <text:p text:style-name="P22"><text:span text:style-name="T14"/></text:p>
      <text:p text:style-name="P23"><text:span text:style-name="T14">Let’s start by taking two traditionally operations-facing responsibilities – monitoring and configuration management. Most often, we see these tasks as being heavily siloed. We deploy a monitoring application, most often with centralized agents and in many cases, helper progams running on our monitored nodes. </text:span><text:span text:style-name="T15">There are well-defined interfaces between which the things being monitored and the monitoring application. If we take Nagios, for example, we also have a message bus on which all monitoring events are communicated.</text:span></text:p>
      <text:p text:style-name="P23"><text:span text:style-name="T15"/></text:p>
      <text:p text:style-name="P24"><text:span text:style-name="T14">Secondarily, let’s take a configuration management system. Since I’m on the core engineering team at <text:s/>SaltStack, I hope that nobody will mind if we use that one. ;]</text:span></text:p>
      <text:p text:style-name="P24"><text:span text:style-name="T14"/></text:p>
      <text:p text:style-name="P25"><text:span text:style-name="T14">In a manner that’s somewhat similar to a monitoring system, Salt also uses a client-server model wherein, in the most common Salt deployments, </text:span><text:span text:style-name="T16">clients are connected to a centralized server which can push remote-execution commands or configuration management instructions out to listening nodes which then act upon that information.</text:span></text:p>
      <text:p text:style-name="P25"><text:span text:style-name="T16"/></text:p>
      <text:p text:style-name="P26"><text:span text:style-name="T14">Of course, SaltStack has its own event bus on which those commands are are fired and return information is sent back.</text:span></text:p>
      <text:p text:style-name="P26"><text:span text:style-name="T14"/></text:p>
      <text:p text:style-name="P26"><text:span text:style-name="T14">So, we return to the question at hand. What happens if we make the data from each of these silos available to the other?</text:span></text:p>
      <text:p text:style-name="P26"><text:soft-page-break/><text:span text:style-name="T14">A few applications should become immediatley apparent. First, this creates an ecosystem wherein a configuration management application can gain knowledge of the state of the infrastructure from the monitoring engine. This opens up an array of possibilities. If nodes are found to be down, immediate action can be taken to correct them using the much more sophisticated power to manipulate the state of a machine than what’s likely to be present in just basic remdiation hooks present in most monitoring applications.</text:span></text:p>
      <text:p text:style-name="P27"><text:span text:style-name="T14"/></text:p>
      <text:p text:style-name="P29"><text:span text:style-name="T14">Let’s turn to an example from a typical CI/CD workflow. In a textbook examp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0:57:56.875818363</meta:creation-date>
    <dc:date>2016-09-11T17:47:36.992214085</dc:date>
    <meta:editing-duration>P4DT4H53M4S</meta:editing-duration>
    <meta:editing-cycles>15</meta:editing-cycles>
    <meta:generator>LibreOffice/5.1.4.2$Linux_X86_64 LibreOffice_project/10m0$Build-2</meta:generator>
    <meta:document-statistic meta:table-count="0" meta:image-count="0" meta:object-count="0" meta:page-count="4" meta:paragraph-count="46" meta:word-count="1563" meta:character-count="9226" meta:non-whitespace-character-count="7698"/>
  </office:meta>
</office:document-meta>
</file>